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W-Sung" svg:font-family="TW-Sung, TW-Sung-Ext-B, TW-Sung-Plu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HanWangZonYi" svg:font-family="HanWangZonYi" style:font-pitch="variable"/>
    <style:font-face style:name="Microsoft JhengHei" svg:font-family="'Microsoft JhengHei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9.88mm"/>
      <style:text-properties fo:font-size="14pt" officeooo:rsid="00237e16" officeooo:paragraph-rsid="00237e16" style:font-size-asian="14pt" style:font-size-complex="14pt"/>
    </style:style>
    <style:style style:name="P2" style:family="paragraph" style:parent-style-name="Standard">
      <style:paragraph-properties fo:line-height="9.88mm"/>
      <style:text-properties fo:font-size="14pt" officeooo:rsid="00237e16" officeooo:paragraph-rsid="00312a23" style:font-size-asian="14pt" style:font-size-complex="14pt"/>
    </style:style>
    <style:style style:name="P3" style:family="paragraph" style:parent-style-name="Standard">
      <style:paragraph-properties fo:line-height="9.88mm" fo:text-align="center" style:justify-single-word="false"/>
      <style:text-properties fo:font-size="14pt" officeooo:rsid="00237e16" officeooo:paragraph-rsid="00312a23" style:font-size-asian="14pt" style:font-size-complex="14pt"/>
    </style:style>
    <style:style style:name="P4" style:family="paragraph" style:parent-style-name="Standard">
      <style:paragraph-properties fo:line-height="9.88mm" fo:text-align="center" style:justify-single-word="false"/>
      <style:text-properties fo:font-size="20pt" officeooo:rsid="002ce5e9" officeooo:paragraph-rsid="002ce5e9" style:font-name-asian="Microsoft JhengHei" style:font-size-asian="20pt" style:font-size-complex="20pt"/>
    </style:style>
    <style:style style:name="P5" style:family="paragraph" style:parent-style-name="Standard">
      <style:paragraph-properties fo:line-height="9.88mm" fo:text-align="center" style:justify-single-word="false"/>
      <style:text-properties fo:font-size="20pt" officeooo:rsid="002ce5e9" officeooo:paragraph-rsid="00312a23" style:font-name-asian="Microsoft JhengHei" style:font-size-asian="20pt" style:font-size-complex="20pt"/>
    </style:style>
    <style:style style:name="P6" style:family="paragraph" style:parent-style-name="Standard">
      <style:paragraph-properties fo:line-height="9.88mm"/>
      <style:text-properties fo:font-size="14pt" officeooo:rsid="00312a23" officeooo:paragraph-rsid="00312a23" style:font-size-asian="14pt" style:font-size-complex="14pt"/>
    </style:style>
    <style:style style:name="P7" style:family="paragraph" style:parent-style-name="Standard">
      <style:paragraph-properties fo:line-height="9.88mm"/>
      <style:text-properties fo:font-size="14pt" officeooo:rsid="00312a23" officeooo:paragraph-rsid="00334d63" style:font-size-asian="14pt" style:font-size-complex="14pt"/>
    </style:style>
    <style:style style:name="P8" style:family="paragraph" style:parent-style-name="Standard">
      <style:paragraph-properties fo:line-height="11.99mm"/>
      <style:text-properties fo:font-size="16pt" officeooo:rsid="00312a23" officeooo:paragraph-rsid="00312a23" style:font-size-asian="16pt" style:font-size-complex="16pt"/>
    </style:style>
    <style:style style:name="P9" style:family="paragraph" style:parent-style-name="Standard">
      <style:paragraph-properties fo:line-height="9.88mm"/>
      <style:text-properties fo:font-size="10.5pt" officeooo:rsid="002ce5e9" officeooo:paragraph-rsid="0033f728" style:font-size-asian="10.5pt" style:font-size-complex="10.5pt"/>
    </style:style>
    <style:style style:name="T1" style:family="text">
      <style:text-properties officeooo:rsid="00312a23"/>
    </style:style>
    <style:style style:name="T2" style:family="text">
      <style:text-properties officeooo:rsid="00334d63"/>
    </style:style>
    <style:style style:name="T3" style:family="text">
      <style:text-properties style:font-name-asian="HanWangZonYi"/>
    </style:style>
    <style:style style:name="Ru1" style:family="ruby">
      <style:ruby-properties style:ruby-align="center" style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[<text:span text:style-name="T3">無形書院 經典會讀 資料</text:span>]</text:p>
      <text:p text:style-name="P5">孟子‧梁惠王上（二）</text:p>
      <text:p text:style-name="P3"/>
      <text:p text:style-name="P8">齊宣王問曰：「齊桓、晉文之事可得聞乎？」 <text:tab/><text:tab/> </text:p>
      <text:p text:style-name="P8">孟子對曰：「仲尼之徒無道桓、文之事者，是以後世無傳焉。臣未之聞也。無以，則王乎？」 </text:p>
      <text:p text:style-name="P8">曰：「德何如，則可以王矣？」 <text:tab/> </text:p>
      <text:p text:style-name="P8">曰：「保民而王，莫之能禦也。」 </text:p>
      <text:p text:style-name="P8">曰：「若寡人者，可以保民乎哉？」 </text:p>
      <text:p text:style-name="P8">曰：「可。」 </text:p>
      <text:p text:style-name="P8">曰：「何由知吾可也？」 </text:p>
      <text:p text:style-name="P8">曰：「臣聞之胡齕曰，王坐於堂上，有牽牛而過堂下者，王見之，曰：『牛何之？』對曰：『將以釁鐘。』王曰：『舍之！吾不忍其觳觫，若無罪而就死地。』對曰：『然則廢釁鐘與？』曰：『何可廢也？以羊易之！』不識有諸？」 </text:p>
      <text:p text:style-name="P8">曰：「有之。」 </text:p>
      <text:p text:style-name="P8">曰：「是心足以王矣。百姓皆以王為愛也，臣固知王之不忍也。」 </text:p>
      <text:p text:style-name="P8">王曰：「然。誠有百姓者。齊國雖褊小，吾何愛一牛？即不忍其觳觫，若無罪而就死地，故以羊易之也。」 </text:p>
      <text:p text:style-name="P8">曰：「王無異於百姓之以王為愛也。以小易大，彼惡知之？王若隱其無罪而就死地，則牛羊何擇焉？」 </text:p>
      <text:p text:style-name="P8"><text:soft-page-break/>王笑曰：「是誠何心哉？我非愛其財。而易之以羊也，宜乎百姓之謂我愛也。」 </text:p>
      <text:p text:style-name="P8">曰：「無傷也，是乃仁術也，見牛未見羊也。君子之於禽獸也，見其生，不忍見其死；聞其聲，不忍食其肉。是以君子遠庖廚也。」 </text:p>
      <text:p text:style-name="P8">王說曰：「《詩》云：『他人有心，予忖度之。』夫子之謂也。夫我乃行之，反而求之，不得吾心。夫子言之，於我心有戚戚焉。此心之所以合於王者，何也？」 <text:tab/><text:tab/> </text:p>
      <text:p text:style-name="P8">曰：「有復於王者曰：『吾力足以舉百鈞』，而不足以舉一羽；『明足以察秋毫之末』，而不見輿薪，則王許之乎？」 <text:tab/><text:tab/> </text:p>
      <text:p text:style-name="P8">曰：「否。」 </text:p>
      <text:p text:style-name="P8">「今恩足以及禽獸，而功不至於百姓者，獨何與？然則一羽之不舉，為不用力焉；輿薪之不見，為不用明焉，百姓之不見保，為不用恩焉。故王之不王，不為也，非不能也。」 </text:p>
      <text:p text:style-name="P8">曰：「不為者與不能者之形何以異？」 <text:tab/> </text:p>
      <text:p text:style-name="P8">曰：「挾太山以超北海，語人曰『我不能』，是誠不能也。為長者折枝，語人曰『我不能』，是不為也，非不能也。故王之不王，非挾太山以超北海之類也；王之不王，是折枝之類也。老吾老，以及人之老；幼吾幼，以及人之幼。天下可運於掌。《詩》云：『刑于寡妻，至于兄弟，以御于家邦。』言舉斯心加諸彼而已。故推恩足以保四海，不推恩無以保妻子。古之人所以大過人者無他焉，善推其所為而已矣。今恩足以及禽獸，而功不至於百姓者，獨何與？權，然後知輕重；度，然後知長短。物皆<text:soft-page-break/>然，心為甚。王請度之！抑王興甲兵，危士臣，構怨於諸侯，然後快於心與？」 </text:p>
      <text:p text:style-name="P8">王曰：「否。吾何快於是？將以求吾所大欲也。」 </text:p>
      <text:p text:style-name="P8">曰：「王之所大欲可得聞與？」王笑而不言。 </text:p>
      <text:p text:style-name="P8">曰：「為肥甘不足於口與？輕煖不足於體與？抑為采色不足視於目與？聲音不足聽於耳與？便嬖不足使令於前與？王之諸臣皆足以供之，而王豈為是哉？」 </text:p>
      <text:p text:style-name="P8">曰：「否。吾不為是也。」 </text:p>
      <text:p text:style-name="P8">曰：「然則王之所大欲可知已。欲辟土地，朝秦楚，莅中國而撫四夷也。以若所為求若所欲，猶緣木而求魚也。」 </text:p>
      <text:p text:style-name="P8">王曰：「若是其甚與？」 </text:p>
      <text:p text:style-name="P8">曰：「殆有甚焉。緣木求魚，雖不得魚，無後災。以若所為，求若所欲，盡心力而為之，後必有災。」 </text:p>
      <text:p text:style-name="P8">曰：「可得聞與？」 </text:p>
      <text:p text:style-name="P8">曰：「鄒人與楚人戰，則王以為孰勝？」 </text:p>
      <text:p text:style-name="P8">曰：「楚人勝。」 </text:p>
      <text:p text:style-name="P8">曰：「然則小固不可以敵大，寡固不可以敵眾，弱固不可以敵彊。海內之地方千里者九，齊集有其一。以一服八，何以異於鄒敵楚哉？蓋亦反其本矣。今王發政施仁，使天下仕者皆欲立於王之朝，耕者皆欲耕於王之野，商賈皆欲藏於王之市，行旅皆欲出於王之塗，天下之欲疾其君者皆欲赴愬於王。其若是，孰能禦之？」 </text:p>
      <text:p text:style-name="P8"><text:soft-page-break/>王曰：「吾惛，不能進於是矣。願夫子輔吾志，明以教我。我雖不敏，請嘗試之。」 <text:tab/> </text:p>
      <text:p text:style-name="P8">曰：「無恆產而有恆心者，惟士為能。若民，則無恆產，因無恆心。苟無恆心，放辟，邪侈，無不為已。及陷於罪，然後從而刑之，是罔民也。焉有仁人在位，罔民而可為也？是故明君制民之產，必使仰足以事父母，俯足以畜妻子，樂歲終身飽，凶年免於死亡。然後驅而之善，故民之從之也輕。今也制民之產，仰不足以事父母，俯不足以畜妻子，樂歲終身苦，凶年不免於死亡。此惟救死而恐不贍，奚暇治禮義哉？王欲行之，則盍反其本矣。五畝之宅，樹之以桑，五十者可以衣帛矣；雞豚狗彘之畜，無失其時，七十者可以食肉矣；百畝之田，勿奪其時，八口之家可以無飢矣；謹庠序之教，申之以孝悌之義，頒白者不負戴於道路矣。老者衣帛食肉，黎民不飢不寒，然而不王者，未之有也。」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W-Sung" svg:font-family="TW-Sung, TW-Sung-Ext-B, TW-Sung-Plu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HanWangZonYi" svg:font-family="HanWangZonYi" style:font-pitch="variable"/>
    <style:font-face style:name="Microsoft JhengHei" svg:font-family="'Microsoft JhengHei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W-Sung" style:font-size-asian="10.5pt" style:language-asian="zh" style:country-asian="TW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TW-Sung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TW-Sung" style:font-family-asian="TW-Sung, TW-Sung-Ext-B, TW-Sung-Plus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-asian="TW-Sung" style:font-family-asian="TW-Sung, TW-Sung-Ext-B, TW-Sung-Plu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name-asian="TW-Sung" style:font-family-asian="TW-Sung, TW-Sung-Ext-B, TW-Sung-Plus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TW-Sung" style:font-family-asian="TW-Sung, TW-Sung-Ext-B, TW-Sung-Plus"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text-indent="0mm" style:auto-text-indent="false"/>
    </style:style>
    <style:style style:name="Marginalia" style:family="paragraph" style:parent-style-name="Text_20_body" style:class="text">
      <style:paragraph-properties fo:margin-left="40.01mm" fo:margin-right="0mm" fo:text-indent="0mm" style:auto-text-indent="false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parent-style-name="Standard" style:class="extra">
      <style:paragraph-properties fo:margin-top="0mm" fo:margin-bottom="1.06m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Indent" style:display-name="List Indent" style:family="paragraph" style:parent-style-name="Text_20_body" style:class="text">
      <style:paragraph-properties fo:margin-left="50.01mm" fo:margin-right="0mm" fo:text-indent="-45mm" style:auto-text-indent="false">
        <style:tab-stops>
          <style:tab-stop style:position="0mm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mm" fo:margin-bottom="1.06mm" style:contextual-spacing="false" text:number-lines="false" text:line-number="0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6.35mm" fo:margin-right="0mm" fo:margin-top="0mm" fo:margin-bottom="2.12mm" style:contextual-spacing="false" fo:text-indent="-6.35m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1.75mm" fo:margin-right="0mm" fo:margin-top="0mm" fo:margin-bottom="4.23mm" style:contextual-spacing="false" fo:text-indent="-6.35mm" style:auto-text-indent="false"/>
    </style:style>
    <style:style style:name="List_20_5" style:display-name="List 5" style:family="paragraph" style:parent-style-name="List" style:class="list">
      <style:paragraph-properties fo:margin-left="31.75mm" fo:margin-right="0mm" fo:margin-top="0mm" fo:margin-bottom="2.12mm" style:contextual-spacing="false" fo:text-indent="-6.35m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5.4mm" fo:margin-right="0mm" fo:margin-top="4.23mm" fo:margin-bottom="2.12mm" style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style:contextual-spacing="false" fo:text-indent="-6.35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Rubies" style:family="text">
      <style:text-properties style:text-position="0% 100%" style:font-name="Liberation Serif1" fo:font-family="'Liberation Serif'" style:font-style-name="Regular" style:font-family-generic="roman" style:font-pitch="variable" fo:font-size="8pt" style:text-underline-style="none" fo:font-weight="normal" fo:background-color="#ffffff" style:font-size-asian="6pt" style:font-size-complex="6pt" style:text-emphasize="none" style:shadow="none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2.35mm" fo:margin-bottom="20.07mm" fo:margin-left="15.88mm" fo:margin-right="16.56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jsoon </meta:initial-creator>
    <meta:creation-date>2015-11-16T14:42:45.249950198</meta:creation-date>
    <dc:date>2016-02-25T21:18:24.686643760</dc:date>
    <dc:creator>ejsoon </dc:creator>
    <meta:editing-duration>PT2H46M</meta:editing-duration>
    <meta:editing-cycles>15</meta:editing-cycles>
    <meta:generator>LibreOffice/4.2.7.2$Linux_X86_64 LibreOffice_project/420m0$Build-2</meta:generator>
    <meta:document-statistic meta:table-count="0" meta:image-count="0" meta:object-count="0" meta:page-count="4" meta:paragraph-count="35" meta:word-count="1693" meta:character-count="1742" meta:non-whitespace-character-count="1693"/>
  </office:meta>
</office:document-meta>
</file>